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09-05" calcext:value-type="date">
            <text:p>05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0-04" calcext:value-type="date">
            <text:p>04/10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1-06" calcext:value-type="date">
            <text:p>06/11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2-05" calcext:value-type="date">
            <text:p>05/12/2024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1-03" calcext:value-type="date">
            <text:p>03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2-07" calcext:value-type="date">
            <text:p>07/02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4-03" calcext:value-type="date">
            <text:p>03/04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5-07" calcext:value-type="date">
            <text:p>07/05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6-09" calcext:value-type="date">
            <text:p>09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12]-[.F12]" office:value-type="float" office:value="200" calcext:value-type="float">
            <text:p>20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2])" office:value-type="float" office:value="200" calcext:value-type="float">
            <text:p>20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3.976439359">00:00:00</text:time></text:span><text:span text:style-name="MT2"><text:s/></text:span></text:p>
        </style:region-center>
        <style:region-right>
          <text:p><text:span text:style-name="MT4">José Israel da Silva 347918198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Israel da Silva 3479181988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3.9785212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6-27T10:21:14.316319606</dc:date>
    <dc:language>pt-PT</dc:language>
    <meta:editing-cycles>430</meta:editing-cycles>
    <meta:editing-duration>PT12H53M9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